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012736" officeooo:paragraph-rsid="00012736"/>
    </style:style>
    <style:style style:name="P2" style:family="paragraph" style:parent-style-name="Subtitle">
      <style:text-properties officeooo:rsid="00012736" officeooo:paragraph-rsid="00012736"/>
    </style:style>
    <style:style style:name="T1" style:family="text">
      <style:text-properties officeooo:rsid="00095e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3</text:span></text:p>
      <text:p text:style-name="Subtitle">IE5640 Data Mining – Fall 2024</text:p>
      <text:p text:style-name="P2">Johan Ch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5:46:29.973480076</meta:creation-date>
    <dc:date>2024-10-14T16:47:23.612250356</dc:date>
    <meta:editing-duration>PT5M34S</meta:editing-duration>
    <meta:editing-cycles>2</meta:editing-cycles>
    <meta:generator>LibreOffice/24.8.2.1$Linux_X86_64 LibreOffice_project/480$Build-1</meta:generator>
    <meta:print-date>2024-09-27T15:48:40.739736664</meta:print-date>
    <meta:printed-by>PDF files</meta:printed-by>
    <meta:document-statistic meta:table-count="0" meta:image-count="0" meta:object-count="0" meta:page-count="1" meta:paragraph-count="3" meta:word-count="9" meta:character-count="51" meta:non-whitespace-character-count="44"/>
  </office:meta>
</office:document-meta>
</file>